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17.639cm" fo:margin-left="0cm" fo:margin-right="-0.049cm" table:align="margins"/>
    </style:style>
    <style:style style:name="Table6.A" style:family="table-column">
      <style:table-column-properties style:column-width="0.543cm" style:rel-column-width="2018*"/>
    </style:style>
    <style:style style:name="Table6.B" style:family="table-column">
      <style:table-column-properties style:column-width="2.425cm" style:rel-column-width="9011*"/>
    </style:style>
    <style:style style:name="Table6.C" style:family="table-column">
      <style:table-column-properties style:column-width="11.936cm" style:rel-column-width="44347*"/>
    </style:style>
    <style:style style:name="Table6.D" style:family="table-column">
      <style:table-column-properties style:column-width="2.734cm" style:rel-column-width="10159*"/>
    </style:style>
    <style:style style:name="Table6.1" style:family="table-row">
      <style:table-row-properties style:min-row-height="1.614cm"/>
    </style:style>
    <style:style style:name="Table6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6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0.393cm" style:rel-column-width="1465*"/>
    </style:style>
    <style:style style:name="Table5.B" style:family="table-column">
      <style:table-column-properties style:column-width="4.634cm" style:rel-column-width="17264*"/>
    </style:style>
    <style:style style:name="Table5.C" style:family="table-column">
      <style:table-column-properties style:column-width="0.353cm" style:rel-column-width="1314*"/>
    </style:style>
    <style:style style:name="Table5.D" style:family="table-column">
      <style:table-column-properties style:column-width="12.21cm" style:rel-column-width="45492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172cm" style:rel-column-width="30447*"/>
    </style:style>
    <style:style style:name="Table1.B" style:family="table-column">
      <style:table-column-properties style:column-width="9.417cm" style:rel-column-width="3508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764cm" style:rel-column-width="2845*"/>
    </style:style>
    <style:style style:name="Table2.B" style:family="table-column">
      <style:table-column-properties style:column-width="7.782cm" style:rel-column-width="28995*"/>
    </style:style>
    <style:style style:name="Table2.C" style:family="table-column">
      <style:table-column-properties style:column-width="0.534cm" style:rel-column-width="1991*"/>
    </style:style>
    <style:style style:name="Table2.D" style:family="table-column">
      <style:table-column-properties style:column-width="8.509cm" style:rel-column-width="31704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395cm" table:align="margins"/>
    </style:style>
    <style:style style:name="Table4.A" style:family="table-column">
      <style:table-column-properties style:column-width="17.395cm" style:rel-column-width="65535*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Header">
      <style:paragraph-properties fo:text-align="start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5" style:family="paragraph" style:parent-style-name="Header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0" style:family="paragraph" style:parent-style-name="Standard"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margin-left="1.173cm" fo:margin-right="-0.004cm" fo:text-align="justify" style:justify-single-word="false" fo:text-indent="0cm" style:auto-text-indent="false"/>
      <style:text-properties style:font-name="Arial" fo:font-size="9pt" style:font-size-asian="9pt" style:font-size-complex="9pt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color="#ffffff"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style:font-name="Arial" fo:font-size="9pt" style:text-underline-style="none" fo:font-weight="bold" style:font-size-asian="9pt" style:font-weight-asian="bold" style:font-size-complex="9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8">{logo}</text:p>
          </table:table-cell>
          <table:table-cell table:style-name="Table6.C1" office:value-type="string">
            <text:p text:style-name="P9">{badan}</text:p>
            <text:p text:style-name="P9">{kota4}</text:p>
            <text:p text:style-name="P10">{alamat} </text:p>
            <text:p text:style-name="P11">Telp. {tlp} Fax {fax} </text:p>
            <text:p text:style-name="P12"/>
          </table:table-cell>
          <table:table-cell table:style-name="Table6.C1" office:value-type="string">
            <text:p text:style-name="P13"/>
          </table:table-cell>
        </table:table-row>
      </table:table>
      <text:p text:style-name="P22"/>
      <text:p text:style-name="P15"/>
      <text:p text:style-name="P22">BERITA ACARA TINJAUAN LAPANGAN</text:p>
      <text:p text:style-name="P23">{nama_izin}</text:p>
      <text:p text:style-name="P17">Nomor: {nomor_bap}</text:p>
      <text:p text:style-name="P17"/>
      <text:p text:style-name="P16">Pada hari <text:s/>{hari} tanggal {tanggal_bap} kami yang bertanda tangan di bawah ini, telah menyelenggarakan tinjauan lapangan terhadap berkas permohonan 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6">Nomor Pendaftaran </text:p>
          </table:table-cell>
          <table:table-cell table:style-name="Table5.A1" office:value-type="string">
            <text:p text:style-name="P1">:</text:p>
          </table:table-cell>
          <table:table-cell table:style-name="Table5.A1" office:value-type="string">
            <text:p text:style-name="P16">{no_pendaftaran}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6">Nama Pemohon</text:p>
          </table:table-cell>
          <table:table-cell table:style-name="Table5.A1" office:value-type="string">
            <text:p text:style-name="P1">:</text:p>
          </table:table-cell>
          <table:table-cell table:style-name="Table5.A1" office:value-type="string">
            <text:p text:style-name="P16">{nama_pemohon}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6">Alamat Pemohon</text:p>
          </table:table-cell>
          <table:table-cell table:style-name="Table5.A1" office:value-type="string">
            <text:p text:style-name="P1">:</text:p>
          </table:table-cell>
          <table:table-cell table:style-name="Table5.A1" office:value-type="string">
            <text:p text:style-name="P16">{alamat_pemohon}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6">No Telp</text:p>
          </table:table-cell>
          <table:table-cell table:style-name="Table5.A1" office:value-type="string">
            <text:p text:style-name="P1">:</text:p>
          </table:table-cell>
          <table:table-cell table:style-name="Table5.A1" office:value-type="string">
            <text:p text:style-name="P16">{no_telp}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6">Lokasi Usaha</text:p>
          </table:table-cell>
          <table:table-cell table:style-name="Table5.A1" office:value-type="string">
            <text:p text:style-name="P1">:</text:p>
          </table:table-cell>
          <table:table-cell table:style-name="Table5.A1" office:value-type="string">
            <text:p text:style-name="P16">{lokasi_usaha}</text:p>
          </table:table-cell>
        </table:table-row>
      </table:table>
      <text:p text:style-name="P16"/>
      <text:p text:style-name="P18">Berdasarkan tinjauan lapangan didapatkan data sebagai berikut :</text:p>
      <text:list xml:id="list35156017" text:style-name="L1">
        <text:list-item>
          <text:p text:style-name="P26">DATA ADMINISTRASI</text:p>
          <text:p text:style-name="P26">Nama Badan Usaha<text:tab/><text:tab/>: ...........................</text:p>
          <text:p text:style-name="P26">Sertifikat kepemilikan tanah<text:tab/>: Nama Pemilik <text:tab/>: ...........................</text:p>
        </text:list-item>
      </text:list>
      <text:p text:style-name="P18"><text:tab/><text:tab/> <text:tab/><text:tab/><text:tab/> <text:s/>Luas Tanah<text:tab/>: ........................... m2</text:p>
      <text:list xml:id="list35143865" text:continue-numbering="true" text:style-name="L1">
        <text:list-item>
          <text:p text:style-name="P26">DATA TEKNIS</text:p>
          <text:p text:style-name="P26">Tata Ruang<text:tab/><text:tab/><text:tab/>: sesuai/tidak *)</text:p>
          <text:p text:style-name="P26">Garis Sempadan Bangunan<text:tab/>: ........................... m dari ...........................</text:p>
          <text:p text:style-name="P26">Garis Sempadan Pagar<text:tab/><text:tab/>: ........................... m dari ...........................</text:p>
          <text:p text:style-name="P26">Koefisien Dasar Bangunan <text:tab/>: <text:span text:style-name="T1">Luas Lantai Dasar</text:span> <text:s/><text:tab/>= <text:span text:style-name="T1">.......................... m2</text:span> = ........................... %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6"><text:s/>Luas Tanah<text:tab/> <text:s text:c="8"/><text:tab/> <text:s/>........................... m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tab/>Koefisien Dasar Bangunan <text:tab/>: <text:span text:style-name="T1">Luas Lantai Lantai</text:span> <text:tab/>= <text:span text:style-name="T1">.......................... m2</text:span> = ........................... %</text:p>
      <text:p text:style-name="P18"><text:tab/><text:tab/><text:tab/><text:tab/><text:tab/> <text:s/>Luas Tanah<text:tab/> <text:s text:c="3"/><text:tab/> <text:s text:c="2"/>........................... m</text:p>
      <text:p text:style-name="P18"><text:tab/>Kegiatan Pembangunan<text:tab/><text:tab/>: baru/ perluasan/ pelestarian/ perub. fungsi/perub. bentuk/perub. Pemilik *)</text:p>
      <text:p text:style-name="P18"><text:tab/>Tahap Kegiatan<text:tab/><text:tab/><text:tab/>: Belum dibangun / Sedang dibangun/ Sudah jadi *)</text:p>
      <text:p text:style-name="P18"><text:tab/>Fungsi Bangunan<text:tab/><text:tab/><text:tab/>: Hunian <text:tab/>: ...........................</text:p>
      <text:p text:style-name="P18"><text:tab/><text:tab/><text:tab/><text:tab/><text:tab/> <text:s/>Keagamaan<text:tab/>: ...........................</text:p>
      <text:p text:style-name="P18"><text:tab/><text:tab/><text:tab/><text:tab/><text:tab/> <text:s/>Usaha<text:tab/><text:tab/>: ...........................</text:p>
      <text:p text:style-name="P18"><text:tab/><text:tab/><text:tab/><text:tab/><text:tab/> <text:s/>Sosbud<text:tab/>: ...........................</text:p>
      <text:p text:style-name="P18"><text:tab/>Klasifikasi Bangunan<text:tab/><text:tab/>: Kompleksitas <text:tab/><text:tab/>: sederhana / tidak sederhana / khusus *)</text:p>
      <text:p text:style-name="P18"><text:tab/><text:tab/><text:tab/><text:tab/><text:tab/> <text:s/>Permanensi<text:tab/><text:tab/>: permanen / semi permanen / darurat *)</text:p>
      <text:p text:style-name="P18"><text:tab/><text:tab/><text:tab/><text:tab/><text:tab/> <text:s/>Resiko Kebakaran<text:tab/>: tinggi / sedang / rendah*)</text:p>
      <text:p text:style-name="P18"><text:tab/><text:tab/><text:tab/><text:tab/><text:tab/> <text:s/>Zonasi gempa<text:tab/><text:tab/>: minor / sedang / kuat*)</text:p>
      <text:p text:style-name="P18"><text:tab/><text:tab/><text:tab/><text:tab/><text:tab/> <text:s/>Kepadatan<text:tab/><text:tab/>: renggang / sedang / padat*)</text:p>
      <text:p text:style-name="P18"><text:tab/><text:tab/><text:tab/><text:tab/><text:tab/> <text:s/>Ketinggian<text:tab/><text:tab/>: rendah / sedang / tinggi*)</text:p>
      <text:p text:style-name="P18"><text:tab/><text:tab/><text:tab/><text:tab/><text:tab/> <text:s/>Kepemilikan<text:tab/><text:tab/>: negara atau yayasan / perorangan / swasta*)</text:p>
      <text:p text:style-name="P18"><text:tab/>Waktu Penggunaan<text:tab/><text:tab/>: tetap / sementara menengah/ sementara pendek*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Luas <text:s/>Bangunan Gedung<text:tab/>:</text:p>
            <text:p text:style-name="P25"><text:tab/>Basement <text:tab/>: .................. m2</text:p>
            <text:p text:style-name="P25"><text:tab/>Lantai 1<text:tab/>: .................. m2</text:p>
            <text:p text:style-name="P25"><text:tab/>Lantai 2<text:tab/>: .................. m2</text:p>
            <text:p text:style-name="P25"><text:tab/>Lantai 3<text:tab/>: .................. m2</text:p>
            <text:p text:style-name="P25"><text:tab/>Lantai 4<text:tab/>: .................. m2</text:p>
            <text:p text:style-name="P25"><text:tab/><text:span text:style-name="T1">Lantai 5<text:tab/>: .................. m2</text:span></text:p>
            <text:p text:style-name="P25"><text:tab/>Luas total <text:tab/>: .................. m2</text:p>
          </table:table-cell>
          <table:table-cell table:style-name="Table1.A1" office:value-type="string">
            <text:p text:style-name="P2">Volume Prasarana Bangunan Gedung :</text:p>
            <text:p text:style-name="P2"><text:tab/>Pagar/pembatas<text:tab/>: ........................... m’</text:p>
            <text:p text:style-name="P2"><text:tab/>Gerbang/gapura<text:tab/>: ........................... unit</text:p>
            <text:p text:style-name="P2"><text:tab/>Jalan/perkerasan<text:tab/>: ........................... m’</text:p>
            <text:p text:style-name="P2"><text:tab/>Box Culvert /jembatan<text:tab/>: ........................... unit</text:p>
            <text:p text:style-name="P2"><text:tab/>Kolam/water treatment<text:tab/>: ........................... m3</text:p>
            <text:p text:style-name="P2"><text:tab/>Menara <text:tab/><text:tab/>: ........................... m’</text:p>
          </table:table-cell>
        </table:table-row>
        <table:table-row>
          <table:table-cell table:style-name="Table1.A1" table:number-columns-spanned="2" office:value-type="string">
            <text:p text:style-name="P16">Demikian Berita Acara ini dibuat untuk dipergunakan sebagaimana mestinya.</text:p>
          </table:table-cell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{kota}, {tanggal}</text:p>
            <text:p text:style-name="P3">Dibuat oleh :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[!-- BEGIN row.petugas --]{no}</text:p>
          </table:table-cell>
          <table:table-cell table:style-name="Table2.A1" office:value-type="string">
            <text:p text:style-name="P21"><text:span text:style-name="T2">{nama}</text:span><text:line-break/>{dinas}</text:p>
          </table:table-cell>
          <table:table-cell table:style-name="Table2.A1" office:value-type="string">
            <text:p text:style-name="P21">:</text:p>
          </table:table-cell>
          <table:table-cell table:style-name="Table2.A1" office:value-type="string">
            <text:p text:style-name="P20">.................... [!-- END row.petugas --]</text:p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Mengetahui :</text:p>
            <text:p text:style-name="P3">a.n. Kepala {kantor}</text:p>
            <text:p text:style-name="P3">{jabatan}</text:p>
            <text:p text:style-name="P3"/>
            <text:p text:style-name="P3"/>
            <text:p text:style-name="P3"/>
            <text:p text:style-name="P27">{nama_pejabat}</text:p>
            <text:p text:style-name="P28">NIP. {nip_pejabat}</text:p>
          </table:table-cell>
          <table:table-cell table:style-name="Table3.A1" office:value-type="string">
            <text:p text:style-name="P19">Mengetahui</text:p>
            <text:p text:style-name="P19">Pemohon / penanggung jawab :</text:p>
            <text:p text:style-name="P3"/>
            <text:p text:style-name="P3"/>
            <text:p text:style-name="P3"/>
            <text:p text:style-name="P6"><text:s text:c="34"/></text:p>
          </table:table-cell>
        </table:table-row>
        <table:table-row>
          <table:table-cell table:style-name="Table3.A1" table:number-columns-spanned="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Catatan :</text:p>
                  <text:p text:style-name="P4"/>
                  <text:p text:style-name="P4"><text:soft-page-break/></text:p>
                  <text:p text:style-name="P4"/>
                  <text:p text:style-name="P4"/>
                  <text:p text:style-name="P4"/>
                  <text:p text:style-name="P4"/>
                  <text:p text:style-name="P4"/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0.344cm" fo:margin-bottom="1.984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3T09:46:09</meta:creation-date>
    <meta:editing-duration>PT16M15S</meta:editing-duration>
    <meta:editing-cycles>23</meta:editing-cycles>
    <meta:generator>OpenOffice.org/3.3$Win32 OpenOffice.org_project/330m20$Build-9567</meta:generator>
    <dc:date>2012-07-27T15:01:24.88</dc:date>
    <dc:creator>Yogi Cahyana</dc:creator>
    <meta:document-statistic meta:table-count="6" meta:image-count="0" meta:object-count="0" meta:page-count="2" meta:paragraph-count="82" meta:word-count="363" meta:character-count="2959"/>
  </office:meta>
</office:document-meta>
</file>